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51aa" officeooo:paragraph-rsid="000151aa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151aa" officeooo:paragraph-rsid="000151a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151aa" officeooo:paragraph-rsid="000151aa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athJax_SansSerif" fo:font-style="normal" style:text-underline-style="solid" style:text-underline-width="auto" style:text-underline-color="font-color" fo:font-weight="bold" officeooo:rsid="000151aa" officeooo:paragraph-rsid="000151aa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athJax_SansSerif" fo:font-style="italic" style:text-underline-style="solid" style:text-underline-width="auto" style:text-underline-color="font-color" fo:font-weight="bold" officeooo:rsid="000151aa" officeooo:paragraph-rsid="000151aa" style:font-style-asian="italic" style:font-weight-asian="bold" style:font-style-complex="italic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3083" style:font-weight-asian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nux Libertine O" style:text-underline-style="none" fo:font-weight="normal" style:font-weight-asian="normal" style:font-weight-complex="normal"/>
    </style:style>
    <style:style style:name="T7" style:family="text">
      <style:text-properties style:font-name="Linux Libertine O" style:text-underline-style="none" fo:font-weight="normal" officeooo:rsid="00033083" style:font-weight-asian="normal" style:font-weight-complex="normal"/>
    </style:style>
    <style:style style:name="T8" style:family="text">
      <style:text-properties style:font-name="Linux Libertine O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cmr10" style:text-underline-style="none" fo:font-weight="normal" style:font-weight-asian="normal" style:font-weight-complex="normal"/>
    </style:style>
    <style:style style:name="T10" style:family="text">
      <style:text-properties style:font-name="MathJax_SansSerif" style:text-underline-style="none" fo:font-weight="normal" style:font-weight-asian="normal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style:text-underline-style="none" fo:font-weight="normal" style:font-weight-asian="normal" style:font-weight-complex="normal"/>
    </style:style>
    <style:style style:name="T13" style:family="text">
      <style:text-properties style:font-name="Liberation Serif" style:text-underline-style="none" fo:font-weight="normal" officeooo:rsid="00033083" style:font-weight-asian="normal" style:font-weight-complex="normal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Liberation Serif" fo:font-style="italic" style:text-underline-style="none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0"/><text:span text:style-name="T4"><text:s text:c="6"/>SUIVI DE PROJET</text:span></text:p>
      <text:p text:style-name="P1"/>
      <text:p text:style-name="P1"/>
      <text:p text:style-name="P1"/>
      <text:p text:style-name="P2">Sprint 1 (22/09):<text:span text:style-name="T3"> </text:span></text:p>
      <text:p text:style-name="P2"><text:span text:style-name="T3"/></text:p>
      <text:p text:style-name="P3"><text:span text:style-name="T10">Pierre</text:span><text:span text:style-name="T9"> </text:span><text:span text:style-name="T1">: </text:span><text:span text:style-name="T5">Objectifs :</text:span><text:span text:style-name="T1"> </text:span><text:span text:style-name="T2">F</text:span><text:span text:style-name="T1">aire les mouvements des véhicules, création du cahier des charges.</text:span></text:p>
      <text:p text:style-name="P3"><text:span text:style-name="T1"><text:s text:c="12"/></text:span><text:span text:style-name="T5">Tache réalisé :</text:span><text:span text:style-name="T1"> </text:span><text:span text:style-name="T2">S</text:span><text:span text:style-name="T1">cript fini.</text:span></text:p>
      <text:p text:style-name="P3"><text:span text:style-name="T1"><text:s text:c="13"/></text:span><text:span text:style-name="T5">Difficultés :</text:span><text:span text:style-name="T1"> </text:span><text:span text:style-name="T2">Q</text:span><text:span text:style-name="T1">uelques difficultés au niveau des variables.</text:span></text:p>
      <text:p text:style-name="P3"><text:span text:style-name="T1"/></text:p>
      <text:p text:style-name="P4"><text:span text:style-name="T1">Nicolas : </text:span><text:span text:style-name="T8">Objectifs :</text:span><text:span text:style-name="T6"> </text:span><text:span text:style-name="T7">C</text:span><text:span text:style-name="T6">omposer</text:span><text:span text:style-name="T12"> la musique du jeu</text:span></text:p>
      <text:p text:style-name="P4"><text:span text:style-name="T12"><text:s text:c="15"/></text:span><text:span text:style-name="T14">Tache réalisé </text:span><text:span text:style-name="T12">: Musique fini</text:span></text:p>
      <text:p text:style-name="P4"><text:span text:style-name="T12"><text:s text:c="15"/></text:span><text:span text:style-name="T16">Difficultés </text:span><text:span text:style-name="T12">: Trouver un instrument des années 80 et une mélodie sympa a l’oreille</text:span></text:p>
      <text:p text:style-name="P4"><text:span text:style-name="T12"/></text:p>
      <text:p text:style-name="P4"><text:span text:style-name="T1">Quentin : </text:span><text:span text:style-name="T15">Objectifs </text:span><text:span text:style-name="T12">: Faire les skins des véhicules</text:span></text:p>
      <text:p text:style-name="P4"><text:span text:style-name="T12"><text:s text:c="17"/></text:span><text:span text:style-name="T15">Tache</text:span><text:span text:style-name="T12"> </text:span><text:span text:style-name="T15">réalisé </text:span><text:span text:style-name="T12">: 4 skins de voiture terminés</text:span></text:p>
      <text:p text:style-name="P4"><text:span text:style-name="T12"><text:s text:c="17"/></text:span><text:span text:style-name="T15">Difficultés </text:span><text:span text:style-name="T12">: </text:span><text:span text:style-name="T13">R</text:span><text:span text:style-name="T12">éaliser de « beaux » dessins pour les véhicules </text:span></text:p>
      <text:p text:style-name="P4"><text:span text:style-name="T12"/></text:p>
      <text:p text:style-name="P4"><text:span text:style-name="T1">Maël : </text:span><text:span text:style-name="T15">Objectifs </text:span><text:span text:style-name="T12">: Générer une labyrinthe aléatoirement grâce a des matrices. Créer Classe graphe</text:span></text:p>
      <text:p text:style-name="P4"><text:span text:style-name="T12"><text:s text:c="12"/></text:span><text:span text:style-name="T15">Tache</text:span><text:span text:style-name="T12"> </text:span><text:span text:style-name="T15">réalisé </text:span><text:span text:style-name="T12">: Labyrinthe aléatoire ainsi que la création des graphes fini</text:span></text:p>
      <text:p text:style-name="P4"><text:span text:style-name="T12"><text:s text:c="12"/></text:span><text:span text:style-name="T15">Difficultés </text:span><text:span text:style-name="T12">: </text:span><text:span text:style-name="T13">C</text:span><text:span text:style-name="T12">omplexité algorithmique.</text:span></text:p>
      <text:p text:style-name="P4"><text:span text:style-name="T12"/></text:p>
      <text:p text:style-name="P4"><text:span text:style-name="T12"/></text:p>
      <text:p text:style-name="P5"><text:span text:style-name="T11">Sprint 2 (29/09) :</text:span></text:p>
      <text:p text:style-name="P5"><text:span text:style-name="T11"/></text:p>
      <text:p text:style-name="P3"><text:span text:style-name="T10">Pierre</text:span><text:span text:style-name="T9"> </text:span><text:span text:style-name="T1">: </text:span><text:span text:style-name="T5">Objectifs :</text:span><text:span text:style-name="T1"> Faire une interface pour les skins des véhicules.</text:span></text:p>
      <text:p text:style-name="P3"><text:span text:style-name="T1"><text:s text:c="12"/></text:span><text:span text:style-name="T5">Tache réalisé :</text:span><text:span text:style-name="T1"> en cours.</text:span></text:p>
      <text:p text:style-name="P4"><text:span text:style-name="T12"><text:s text:c="13"/></text:span><text:span text:style-name="T15">Difficultés :</text:span><text:span text:style-name="T12"> en cours.</text:span></text:p>
      <text:p text:style-name="P4"><text:span text:style-name="T12"/></text:p>
      <text:p text:style-name="P4"><text:span text:style-name="T1">Nicolas : </text:span><text:span text:style-name="T8">Objectifs :</text:span><text:span text:style-name="T6"> Affiner</text:span><text:span text:style-name="T12"> la musique du jeu, réaliser un skin spécial </text:span></text:p>
      <text:p text:style-name="P4"><text:span text:style-name="T12"><text:s text:c="15"/></text:span><text:span text:style-name="T14">Tache réalisé </text:span><text:span text:style-name="T12">: Musique fini, skin en cours</text:span></text:p>
      <text:p text:style-name="P4"><text:span text:style-name="T12"><text:s text:c="15"/></text:span><text:span text:style-name="T15">Difficultés </text:span><text:span text:style-name="T12">: en cours</text:span></text:p>
      <text:p text:style-name="P4"><text:span text:style-name="T12"/></text:p>
      <text:p text:style-name="P4"><text:span text:style-name="T1">Quentin : </text:span><text:span text:style-name="T15">Objectifs </text:span><text:span text:style-name="T12">: Realiser le Suivi de Projet</text:span></text:p>
      <text:p text:style-name="P4"><text:span text:style-name="T12"><text:s text:c="17"/></text:span><text:span text:style-name="T15">Tache</text:span><text:span text:style-name="T12"> </text:span><text:span text:style-name="T15">réalisé </text:span><text:span text:style-name="T12">: Suivi de projet en cours</text:span></text:p>
      <text:p text:style-name="P4"><text:span text:style-name="T12"><text:s text:c="17"/></text:span><text:span text:style-name="T16">Difficultés </text:span><text:span text:style-name="T12">: Aucune</text:span></text:p>
      <text:p text:style-name="P4"><text:span text:style-name="T12"/></text:p>
      <text:p text:style-name="P4"><text:span text:style-name="T1">Maël : </text:span><text:span text:style-name="T15">Objectifs </text:span><text:span text:style-name="T12">: Ameiliorer l’affichage du labyrinthe, S’informer sur l’algorithme a* </text:span></text:p>
      <text:p text:style-name="P4"><text:span text:style-name="T12"><text:s text:c="12"/></text:span><text:span text:style-name="T15">Tache</text:span><text:span text:style-name="T12"> </text:span><text:span text:style-name="T15">réalisé </text:span><text:span text:style-name="T12">: Labyrinthe en cours</text:span></text:p>
      <text:p text:style-name="P4"><text:span text:style-name="T12"><text:s text:c="12"/></text:span><text:span text:style-name="T15">Difficultés </text:span><text:span text:style-name="T12">: Labyrinthe mal form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0.97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3:13:52.584272684</meta:creation-date>
    <dc:date>2020-09-29T13:39:43.102511278</dc:date>
    <meta:editing-duration>PT25M55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27" meta:word-count="213" meta:character-count="1557" meta:non-whitespace-character-count="1085"/>
  </office:meta>
</office:document-meta>
</file>